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25-03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24-03-2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23-03-22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22-03-2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21-03-10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20-03-0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9-03-12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8-03-2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7-03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5-03-0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4-09-25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4-08-2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4-07-1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4-06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4-04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4-03-0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3-12-1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3-11-0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3-09-0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3-07-2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3-06-0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3-04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3-03-0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2-11-1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2-09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2-08-0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2-06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2-04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2-03-0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2-01-1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1-1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1-10-1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1-08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1-07-0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1-05-2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1-04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1-03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0-1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0-11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0-09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0-08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0-06-0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0-04-2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0-03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10-01-19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9-12-10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9-10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9-09-1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9-07-2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9-06-0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9-04-2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9-03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9-02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9-01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8-11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8-09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8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7-10-2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7-09-24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7-08-15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7-08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7-06-1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7-03-1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7-01-3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6-12-04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6-10-3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6-09-25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199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06112030201</text:p>
          </table:table-cell>
          <table:table-cell office:value-type="string" calcext:value-type="string">
            <text:p>(B-14- 2)27ddd- 2</text:p>
          </table:table-cell>
          <table:table-cell office:value-type="string" calcext:value-type="string">
            <text:p>196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4" meta:object-count="0"/>
    <meta:user-defined meta:name="AppVersion">3.0</meta:user-defined>
  </office:meta>
</office:document-meta>
</file>